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u Product Manager | Product Owner, inconformada com o mundo e apaixonada por desafios! </text:p>
      <text:p text:style-name="Standard"/>
      <text:p text:style-name="Standard">Minha história diz que nada é impossível. E fazer acontencer está em meu DNA.</text:p>
      <text:p text:style-name="Standard"/>
      <text:p text:style-name="Standard">Uma mente curiosa, que transforma quaisquer problemas em ideias, e ideias em oportunidades de valor e de impacto para pessoas. Isso tudo com agilidade e eficiência. </text:p>
      <text:p text:style-name="Standard"/>
      <text:p text:style-name="Standard">Tenho formação em tecnologia da informação, certificada como Professional Scrum Product Owner (PSPO I) pela Scrum.org, especializada em produtos digitais voltados para Inteligência Artificial, Experiência e Sucesso do Cliente, CRM, atendimento omnichannel/ canais digitais e logística.</text:p>
      <text:p text:style-name="Standard"/>
      <text:p text:style-name="Standard">Idiomas: Inglês fluente certificado pela TOEFL ITP e IELTS (International English Language Testing System) by Cambridge University Press and British Council, Espanhol intermediário, Japonês e Alemão básicos.</text:p>
      <text:p text:style-name="Standard"/>
      <text:p text:style-name="Standard">Participante de Hackathons:</text:p>
      <text:p text:style-name="Standard"/>
      <text:p text:style-name="Standard">- 1°Lugar Hackathon ElevenLabs 2025: produto digital/físico com IA na acessibilidade</text:p>
      <text:p text:style-name="Standard">- Entre os 8 melhhores projetos da Hackathon XP Inc. e Poli-USP 2025: produto digital com gamificação desenvolvido na área financeira/investimentos</text:p>
      <text:p text:style-name="Standard">-Hackathon Vercel 2026 - produto digital com IA na área da saúde</text:p>
      <text:p text:style-name="Standard">-Hackathon Energisa 2026 - produto digital com dashboard preditivo com IA</text:p>
      <text:p text:style-name="Standard">-Hackathon Microsoft ImagineCups 2026: produto digital/físico com IA na acessibilidade</text:p>
      <text:p text:style-name="Standard">-Hackathon Devs de Impacto Rio de Janeiro 2025: produto digital com IA no setor segurança alimentar</text:p>
      <text:p text:style-name="Standard">-Hackathon Devs de Impacto On-line 2025: produto digital com IA no setor público</text:p>
      <text:p text:style-name="Standard">-Hackathon Devs de Impacto Curitiba 2025: produto digital com IA na área do meio ambiente</text:p>
      <text:p text:style-name="Standard">-Hackathon HCFMUSP 2025: produto digital com IA na área da saúde</text:p>
      <text:p text:style-name="Standard">-Hackathon UNESP 2024: produto digital desenvolvido na área do meio ambiente</text:p>
      <text:p text:style-name="Standard">-Hacktathon NASA 2024: produto digital desenvolvido na área de saúde mental</text:p>
      <text:p text:style-name="Standard">-Hackathon Governo do Ceará 2024/2025: produto digital desenvolvido para marketpla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08:20:32.046661782</meta:creation-date>
    <dc:date>2026-02-28T08:21:09.166669992</dc:date>
    <meta:editing-duration>PT41S</meta:editing-duration>
    <meta:editing-cycles>1</meta:editing-cycles>
    <meta:document-statistic meta:table-count="0" meta:image-count="0" meta:object-count="0" meta:page-count="1" meta:paragraph-count="18" meta:word-count="272" meta:character-count="1871" meta:non-whitespace-character-count="1615"/>
    <meta:generator>LibreOffice/25.8.4.2$Linux_X86_64 LibreOffice_project/580$Build-2</meta:generator>
  </office:meta>
</office:document-meta>
</file>